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officeooo:rsid="000aa39f" officeooo:paragraph-rsid="001a83b4"/>
    </style:style>
    <style:style style:name="P2" style:family="paragraph" style:parent-style-name="Standard">
      <style:paragraph-properties fo:text-align="center" style:justify-single-word="false"/>
      <style:text-properties fo:font-size="16pt" officeooo:rsid="000a841a" officeooo:paragraph-rsid="001a83b4" style:font-size-asian="16pt" style:font-size-complex="16pt"/>
    </style:style>
    <style:style style:name="P3" style:family="paragraph" style:parent-style-name="Standard">
      <style:paragraph-properties fo:text-align="justify" style:justify-single-word="false"/>
      <style:text-properties officeooo:rsid="00082623" officeooo:paragraph-rsid="001a83b4"/>
    </style:style>
    <style:style style:name="P4" style:family="paragraph" style:parent-style-name="Standard">
      <style:text-properties officeooo:rsid="00082623" officeooo:paragraph-rsid="001a83b4"/>
    </style:style>
    <style:style style:name="P5" style:family="paragraph" style:parent-style-name="Standard">
      <style:paragraph-properties fo:text-align="justify" style:justify-single-word="false"/>
      <style:text-properties officeooo:rsid="0008794d" officeooo:paragraph-rsid="001a83b4"/>
    </style:style>
    <style:style style:name="P6" style:family="paragraph" style:parent-style-name="Standard">
      <style:paragraph-properties fo:text-align="justify" style:justify-single-word="false"/>
      <style:text-properties officeooo:rsid="000a33f1" officeooo:paragraph-rsid="001a83b4"/>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0a33f1" officeooo:paragraph-rsid="001a83b4"/>
    </style:style>
    <style:style style:name="P8" style:family="paragraph" style:parent-style-name="Standard">
      <style:text-properties style:text-underline-style="solid" style:text-underline-width="auto" style:text-underline-color="font-color" officeooo:rsid="0006c3cb" officeooo:paragraph-rsid="001a83b4"/>
    </style:style>
    <style:style style:name="P9" style:family="paragraph" style:parent-style-name="Standard">
      <style:paragraph-properties fo:text-align="justify" style:justify-single-word="false"/>
      <style:text-properties fo:font-size="12pt" style:text-underline-style="solid" style:text-underline-width="auto" style:text-underline-color="font-color" officeooo:rsid="000d6f29" officeooo:paragraph-rsid="001a83b4" style:font-size-asian="10.5pt" style:font-size-complex="12pt"/>
    </style:style>
    <style:style style:name="P10" style:family="paragraph" style:parent-style-name="Standard">
      <style:paragraph-properties fo:text-align="justify" style:justify-single-word="false"/>
      <style:text-properties fo:font-size="12pt" style:text-underline-style="none" officeooo:rsid="000d6f29" officeooo:paragraph-rsid="001a83b4" style:font-size-asian="10.5pt" style:font-size-complex="12pt"/>
    </style:style>
    <style:style style:name="P11" style:family="paragraph" style:parent-style-name="Standard">
      <style:paragraph-properties fo:text-align="justify" style:justify-single-word="false"/>
      <style:text-properties fo:font-size="12pt" officeooo:rsid="000a841a" officeooo:paragraph-rsid="001a83b4" style:font-size-asian="10.5pt" style:font-size-complex="12pt"/>
    </style:style>
    <style:style style:name="P12" style:family="paragraph" style:parent-style-name="Standard">
      <style:paragraph-properties fo:text-align="justify" style:justify-single-word="false"/>
      <style:text-properties fo:font-size="12pt" officeooo:rsid="000d6f29" officeooo:paragraph-rsid="001a83b4" style:font-size-asian="10.5pt" style:font-size-complex="12pt"/>
    </style:style>
    <style:style style:name="P13" style:family="paragraph" style:parent-style-name="Standard">
      <style:paragraph-properties fo:text-align="justify" style:justify-single-word="false"/>
      <style:text-properties style:text-underline-style="none" officeooo:rsid="0006c3cb" officeooo:paragraph-rsid="001a83b4"/>
    </style:style>
    <style:style style:name="P14" style:family="paragraph" style:parent-style-name="Standard">
      <style:text-properties style:text-underline-style="none" officeooo:rsid="0006c3cb" officeooo:paragraph-rsid="001a83b4"/>
    </style:style>
    <style:style style:name="P15" style:family="paragraph" style:parent-style-name="Standard">
      <style:paragraph-properties fo:text-align="start" style:justify-single-word="false"/>
      <style:text-properties fo:color="#ff3333" fo:font-size="12pt" style:text-underline-style="solid" style:text-underline-width="auto" style:text-underline-color="font-color" officeooo:rsid="00053c38" officeooo:paragraph-rsid="001a83b4" style:font-size-asian="12pt" style:font-size-complex="12pt"/>
    </style:style>
    <style:style style:name="P16" style:family="paragraph" style:parent-style-name="Standard">
      <style:paragraph-properties fo:text-align="start" style:justify-single-word="false"/>
      <style:text-properties fo:color="#ff3333" fo:font-size="12pt" style:text-underline-style="solid" style:text-underline-width="auto" style:text-underline-color="font-color" officeooo:rsid="00082623" officeooo:paragraph-rsid="001a83b4" style:font-size-asian="12pt" style:font-size-complex="12pt"/>
    </style:style>
    <style:style style:name="P17" style:family="paragraph" style:parent-style-name="Standard">
      <style:paragraph-properties fo:text-align="start" style:justify-single-word="false"/>
      <style:text-properties fo:color="#ff3333" fo:font-size="12pt" style:text-underline-style="solid" style:text-underline-width="auto" style:text-underline-color="font-color" officeooo:rsid="000a841a" officeooo:paragraph-rsid="001a83b4" style:font-size-asian="12pt" style:font-size-complex="12pt"/>
    </style:style>
    <style:style style:name="P18" style:family="paragraph" style:parent-style-name="Standard">
      <style:text-properties officeooo:rsid="00053c38" officeooo:paragraph-rsid="001a83b4"/>
    </style:style>
    <style:style style:name="P19" style:family="paragraph" style:parent-style-name="Standard">
      <style:text-properties officeooo:rsid="0006c3cb" officeooo:paragraph-rsid="001a83b4"/>
    </style:style>
    <style:style style:name="T1" style:family="text">
      <style:text-properties officeooo:rsid="000aa39f"/>
    </style:style>
    <style:style style:name="T2" style:family="text">
      <style:text-properties officeooo:rsid="0006c57a"/>
    </style:style>
    <style:style style:name="T3" style:family="text">
      <style:text-properties officeooo:rsid="0006c3cb"/>
    </style:style>
    <style:style style:name="T4" style:family="text">
      <style:text-properties officeooo:rsid="000fa61b"/>
    </style:style>
    <style:style style:name="T5" style:family="text">
      <style:text-properties officeooo:rsid="000c6ed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Chapitre 12 : Le culturalisme </text:p>
      <text:p text:style-name="P4"/>
      <text:p text:style-name="P3"><text:span text:style-name="T1">C</text:span>e courant né au Etats-Unis au début du 20ème s. Chaque culture est singulière ? Le culturalisme s’appuie sur l’observation des sociétés archaïques et met en évidence l’influence prépondérante de la culture et des habitudes culturelles d’éducation sur la personnalité de base des individus</text:p>
      <text:p text:style-name="P3"><text:s/>→ théorie culturaliste de la personnalité</text:p>
      <text:p text:style-name="P5">Benedict ne croyait pas possible l’élaboration d’une typologie des cultures. Elle caractérise deux orientations contrastées de la vie sociale ; D’une part les Pueblos qui condamnent les attitudes individualiste et d’autre part <text:s/>les Kwakiutl qui montrent des tendances agressives et paranoïaques. Chaque culture est unique et <text:s/>il y a autant de types de cultures qu’il y a de sociétés concrètes.</text:p>
      <text:p text:style-name="P5">Kardiner introduit la notion de « personnalité de base » qui serait commune à tous ceux qui partagent la même culture ?</text:p>
      <text:p text:style-name="P5">Dufrenne → distinction entre institutions primaires (structures familiales…) et institutions secondaires (croyances religieuses…)</text:p>
      <text:p text:style-name="P6">Hersko affirme que les faits culturels ne relèvent pas d’une <text:s/>réalité supraorganique et que la culture précède les individus et leur reste extérieure. Il faut considérer la culture comme réalité objective.</text:p>
      <text:p text:style-name="P6"/>
      <text:p text:style-name="P7">Comparaison avec le diffusionnisme :</text:p>
      <text:p text:style-name="P1">La notion de culture est nécessaire pour le diffusionnisme car le courant analyse la diffusion de traits culturels par exemple ; Dans les deux courants, chaque société est unique ainsi que chaque culture. </text:p>
      <text:p text:style-name="P1">Le diffusionnisme a besoin du culturalisme, ou au moins de certains traits.</text:p>
      <text:p text:style-name="P1"/>
      <text:p text:style-name="P15">Chapitre 13 : Structuralisme</text:p>
      <text:p text:style-name="P18"/>
      <text:p text:style-name="P18">Le structuralisme est un courant fondé en partie avec l’oeuvre de Lév<text:span text:style-name="T3">i</text:span>-Strauss. Ce courant s’inspire du modèle linguistique et appréhende la réalité sociale comme un ensemble formel de relations. Lévi-strauss s’intéresse à des systèmes de signes mais privilégie les faits de communication avec lesquels les hommes communiquent au moyen de symboles et de signes. Selon lui, la société est faite d’individus et de groupes qui communiquent entre eux à trois niveau : système de parenté, système économique et système linguistique. Selon Levi-Strauss les systèmes de parenté sont assimilables à des « jeux de communication » et s<text:span text:style-name="T2">on</text:span>t aussi des systèmes de symboles.</text:p>
      <text:p text:style-name="P18">La <text:span text:style-name="T3">dimension symbolique de la vie sociale fait la spécificité des sociétés humaines. </text:span></text:p>
      <text:p text:style-name="P19">Le structuralisme fait reposer l’anthropologie sur une psychologie intellectualiste. </text:p>
      <text:p text:style-name="P19">Intérêt aussi pour la mythologie. Le mythe relève de l’ordre du langage. </text:p>
      <text:p text:style-name="P19">Hypothèse selon laquelle on peut étudier une langue en tant que structure.</text:p>
      <text:p text:style-name="P19"/>
      <text:p text:style-name="P8">Comparaison avec l'évolutionnisme :</text:p>
      <text:p text:style-name="P14">Le structuralisme s’intéresse à l’évolution. En effet, les structuralistes ont montré que toute langue constitue un système au sein duquel les signes se combinent et évoluent d’une façon qui s’imposent à ceux qui la manie.</text:p>
      <text:p text:style-name="P14">Cependant, contrairement au structuralisme, l’évolutionnisme s’intéresse à l’évolution des sociétés et des civilisations.</text:p>
      <text:p text:style-name="P13">Les deux courants ne s’intéressent pas à la même chose mais ont <text:span text:style-name="T2">tout de même</text:span> des points communs. </text:p>
      <text:p text:style-name="P13"/>
      <text:p text:style-name="P17">Chapitre 14 : Anthropologie dynamique</text:p>
      <text:p text:style-name="P2"/>
      <text:p text:style-name="P11">Apparait après la 2ème guerre mondiale avec des auteurs comme Gluckman, Leach, Balandier, Mercierc… L’objectif est de mettre l’accent sur les changements, les conflits, l’histoire et le dynamisme des cultures.</text:p>
      <text:p text:style-name="P11"><text:soft-page-break/>Blandier → anthropologie différente née, elle est dynamique car elle prend en compte le mouvement interne des sociétés . Mais elle est aussi critique.</text:p>
      <text:p text:style-name="P11">Ce type d’anthropologie a recours à l’Histoire. Selon l’anthropologie dynamique le changement est présent dans toute société. L’objectif est de trouver une complémentarité entre les deux disciplines : l’histoire et l’anthropologie. </text:p>
      <text:p text:style-name="P11">Evans Pritchard ne voit pas forcement de grandes différences entre l’histoire et l’anthropologie dynamique.</text:p>
      <text:p text:style-name="P11">Le courant dynamique s'intéresse également à l’étude des confits et montres que ceux ci et les dysfonctionnement sont itinérants à tout système social . Ils doivent être vu aussi comme pouvant favoriser l’intégration (Gluckman). Selon cet auteur, les conflits permettent de consolider l’ordre social dans le cas où il fait l’objet d’un contrôle institutionnel.</text:p>
      <text:p text:style-name="P11">Leach → dynamisme de structures. Les contradictions permettent de comprendre les processus de chefs sociaux. Selon lui on peut étudier une société <text:span text:style-name="T5">sans tenir compte de ses contacts extérieurs. Considération des contacts culturels dans la dynamique social.</text:span></text:p>
      <text:p text:style-name="P12">Balaudier → importance de distinguer dynamiques internes et externes. Toute société est soumise à une dynamique du dedans et du dehors ; Il s’affirme comme le chef de file de ce courant. Il a cherché à démontrer comment toute société est génératrice d’ordre et de désordre.</text:p>
      <text:p text:style-name="P12"/>
      <text:p text:style-name="P9">Comparaison avec le fonctionnalisme :</text:p>
      <text:p text:style-name="P12">L’anthropologie dynamique est très différente du fonctionnalisme, en effet elle s'intéresse à l’histoire et aux conflits : la dynamique des cultures. </text:p>
      <text:p text:style-name="P12">Le fonctionnalisme quand à lui, rédige l’histoire.</text:p>
      <text:p text:style-name="P10">L’observation de la reproduction sociale est non suivie d’une analyse des processus de reproduction. c’est <text:span text:style-name="T4">une enquête sur le terrain. De plus le courant critique la croyance en des lois générales de l’histoire susceptibles d’éclairer les faits socia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07:23:13.761652000</meta:creation-date>
    <dc:date>2017-03-08T07:25:43.361509000</dc:date>
    <meta:editing-duration>PT2M30S</meta:editing-duration>
    <meta:editing-cycles>1</meta:editing-cycles>
    <meta:document-statistic meta:table-count="0" meta:image-count="0" meta:object-count="0" meta:page-count="2" meta:paragraph-count="32" meta:word-count="765" meta:character-count="5116" meta:non-whitespace-character-count="4371"/>
    <meta:generator>LibreOffice/5.1.5.2$MacOSX_X86_64 LibreOffice_project/7a864d8825610a8c07cfc3bc01dd4fce6a9447e5</meta:generator>
  </office:meta>
</office:document-meta>
</file>